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d6db7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0d6db7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0d7f5d" officeooo:paragraph-rsid="000d7f5d" style:font-size-asian="12.25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6db7" officeooo:paragraph-rsid="000d6db7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paragraph-rsid="000d6db7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7f5d" officeooo:paragraph-rsid="000d7f5d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0082d" officeooo:paragraph-rsid="0010082d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289e9" officeooo:paragraph-rsid="001289e9" style:font-size-asian="8.75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bold" officeooo:rsid="001289e9" officeooo:paragraph-rsid="001289e9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normal" officeooo:rsid="0012bfd0" officeooo:paragraph-rsid="0012bfd0" style:font-size-asian="8.75pt" style:font-weight-asian="normal" style:font-size-complex="10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rsid="000d6db7" officeooo:paragraph-rsid="000d6db7" style:font-size-asian="14pt" style:font-weight-asian="bold" style:font-size-complex="14pt" style:font-weight-complex="bold"/>
    </style:style>
    <style:style style:name="T1" style:family="text">
      <style:text-properties officeooo:rsid="000d6db7"/>
    </style:style>
    <style:style style:name="T2" style:family="text">
      <style:text-properties fo:font-size="14pt" fo:font-weight="bold" officeooo:rsid="000d6db7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130a3" style:font-size-asian="12.25pt" style:font-weight-asian="bold" style:font-size-complex="14pt" style:font-weight-complex="bold"/>
    </style:style>
    <style:style style:name="T4" style:family="text">
      <style:text-properties fo:font-size="14pt" officeooo:rsid="000d6db7" style:font-size-asian="12.25pt" style:font-size-complex="14pt"/>
    </style:style>
    <style:style style:name="T5" style:family="text">
      <style:text-properties fo:font-size="14pt" officeooo:rsid="001130a3" style:font-size-asian="12.25pt" style:font-size-complex="14pt"/>
    </style:style>
    <style:style style:name="T6" style:family="text">
      <style:text-properties fo:font-size="14pt" officeooo:rsid="0012bfd0" style:font-size-asian="12.25pt" style:font-size-complex="14pt"/>
    </style:style>
    <style:style style:name="T7" style:family="text">
      <style:text-properties fo:font-weight="bold" officeooo:rsid="000d6db7" style:font-weight-asian="bold" style:font-weight-complex="bold"/>
    </style:style>
    <style:style style:name="T8" style:family="text">
      <style:text-properties fo:font-weight="bold" officeooo:rsid="000f4cd5" style:font-weight-asian="bold" style:font-weight-complex="bold"/>
    </style:style>
    <style:style style:name="T9" style:family="text">
      <style:text-properties officeooo:rsid="000f4c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 РАСЧЕТНО-ГРАФИЧЕСКАЯ РАБОТА №1</text:p>
      <text:p text:style-name="P1"><text:span text:style-name="T7">СОЗДАНИЕ СТАТИЧЕСКОГО ВЕБ-САЙТА</text:span></text:p>
      <text:p text:style-name="P2"><text:tab/><text:span text:style-name="T7">Цель работы:</text:span> Продемонстрировать социальные и творческие способности, желание и умение создавать красивый несложный веб-сайт.</text:p>
      <text:p text:style-name="P2"/>
      <text:p text:style-name="P2"><text:span text:style-name="T7"><text:tab/>1.1 Исходные тексты</text:span></text:p>
      <text:p text:style-name="P2"><text:tab/></text:p>
      <text:p text:style-name="P2"><text:span text:style-name="T7"><text:tab/>1.1.1 Файл index.html</text:span></text:p>
      <text:p text:style-name="P4">&lt;!DOCTYPE html&gt;</text:p>
      <text:p text:style-name="P4">&lt;html&gt;</text:p>
      <text:p text:style-name="P4"><text:s text:c="4"/>&lt;head&gt;</text:p>
      <text:p text:style-name="P4"><text:s text:c="8"/>&lt;link href="http://s3.amazonaws.com/codecademy-content/courses/ltp/css/shift.css" rel="stylesheet"&gt;</text:p>
      <text:p text:style-name="P4"><text:s text:c="8"/></text:p>
      <text:p text:style-name="P4"><text:s text:c="8"/>&lt;link rel="stylesheet" href="http://s3.amazonaws.com/codecademy-content/courses/ltp/css/bootstrap.css"&gt;</text:p>
      <text:p text:style-name="P4"><text:s text:c="8"/>&lt;link rel="stylesheet" href="main.css"&gt;</text:p>
      <text:p text:style-name="P4"><text:s text:c="8"/>&lt;link rel="stylesheet" href="login.css" /&gt;</text:p>
      <text:p text:style-name="P4"><text:s text:c="8"/>&lt;script type="text/javascript" src="jquery-2.1.3.js" charset="utf-8"&gt;&lt;/script&gt;</text:p>
      <text:p text:style-name="P4"><text:s text:c="8"/>&lt;script type="text/javascript" src="verify_form.js" charset="utf-8"&gt;&lt;/script&gt;</text:p>
      <text:p text:style-name="P4"><text:s text:c="8"/>&lt;script src="solve.js"&gt;&lt;/script&gt;</text:p>
      <text:p text:style-name="P4"/>
      <text:p text:style-name="P4"><text:s text:c="4"/>&lt;/head&gt;</text:p>
      <text:p text:style-name="P4"/>
      <text:p text:style-name="P4"><text:s text:c="4"/>&lt;body&gt;</text:p>
      <text:p text:style-name="P4"><text:s text:c="8"/>&lt;div class="nav"&gt;</text:p>
      <text:p text:style-name="P4"><text:s text:c="12"/>&lt;div class="container"&gt;</text:p>
      <text:p text:style-name="P4"><text:s text:c="16"/>&lt;ul <text:s/>class="pull-left"&gt;</text:p>
      <text:p text:style-name="P4"><text:s text:c="20"/>&lt;li&gt;&lt;a href="index.html"&gt;Домой&lt;/a&gt;&lt;/li&gt;</text:p>
      <text:p text:style-name="P4"><text:s text:c="16"/>&lt;/ul&gt;</text:p>
      <text:p text:style-name="P4"><text:s text:c="16"/>&lt;?php</text:p>
      <text:p text:style-name="P4"><text:s text:c="16"/>session_start();</text:p>
      <text:p text:style-name="P4"><text:s text:c="16"/>if (isset($_SESSION['already_exists'])) {</text:p>
      <text:p text:style-name="P4"><text:s text:c="20"/>unset($_SESSION['login_err']); ?&gt;</text:p>
      <text:p text:style-name="P4"><text:s text:c="20"/>&lt;script type="text/javascript"&gt;alert("Пользователь с таким логином уже есть")&lt;/script&gt;</text:p>
      <text:p text:style-name="P4"><text:s text:c="16"/>&lt;?}</text:p>
      <text:p text:style-name="P4"><text:s text:c="16"/>if (isset($_SESSION['login_err'])){</text:p>
      <text:p text:style-name="P4"><text:s text:c="20"/>unset($_SESSION['login_err']); ?&gt;</text:p>
      <text:p text:style-name="P4"><text:s text:c="20"/>&lt;script type="text/javascript"&gt;alert("Неправильный логин или пароль")&lt;/script&gt;</text:p>
      <text:p text:style-name="P4"><text:s text:c="16"/>&lt;?php</text:p>
      <text:p text:style-name="P4"><text:s text:c="16"/>}</text:p>
      <text:p text:style-name="P4"><text:s text:c="16"/>if (!isset($_SESSION['uid'])){ ?&gt;</text:p>
      <text:p text:style-name="P4"><text:s text:c="20"/>&lt;ul class="pull-right"&gt;</text:p>
      <text:p text:style-name="P4"><text:s text:c="24"/>&lt;li&gt;&lt;a class="show-btn" href = "javascript:void(0)" onclick = "document.getElementById('register').style.display='block';document.getElementById('fade').style.display='block'"&gt;Зарегистроваться&lt;/a&gt;&lt;/li&gt;</text:p>
      <text:p text:style-name="P4"><text:s text:c="24"/>&lt;li&gt;&lt;a class="show-btn" href = "javascript:void(0)" onclick = "document.getElementById('envelope').style.display='block';document.getElementById('fade').style.display='block'"&gt;Войти на сайт&lt;/a&gt;&lt;/li&gt;</text:p>
      <text:p text:style-name="P4"><text:s text:c="20"/>&lt;/ul&gt;</text:p>
      <text:p text:style-name="P4"><text:s text:c="16"/>&lt;?php } else { <text:s/>?&gt;</text:p>
      <text:p text:style-name="P4"><text:s text:c="20"/>&lt;ul class="pull-right"&gt;</text:p>
      <text:p text:style-name="P4"><text:s text:c="24"/>&lt;li&gt;&lt;a class="show-btn" href = "work_with_js.html"&gt;Работа с JS&lt;/a&gt;&lt;/li&gt;</text:p>
      <text:p text:style-name="P4"><text:s text:c="24"/>&lt;li&gt;&lt;a class="show-btn" href = "exit.php"&gt;Выйти&lt;/a&gt;&lt;/li&gt;</text:p>
      <text:p text:style-name="P4"><text:s text:c="20"/>&lt;/ul&gt;</text:p>
      <text:p text:style-name="P4"><text:s text:c="16"/>&lt;?php } ?&gt;</text:p>
      <text:p text:style-name="P4"><text:s text:c="12"/>&lt;/div&gt;</text:p>
      <text:p text:style-name="P4"><text:s text:c="8"/>&lt;/div&gt;</text:p>
      <text:p text:style-name="P4"/>
      <text:p text:style-name="P4"><text:s text:c="8"/>&lt;div id="fade" class="black-overlay"&gt;&lt;/div&gt;</text:p>
      <text:p text:style-name="P4"><text:s text:c="8"/>&lt;div id="envelope" class="envelope"&gt;</text:p>
      <text:p text:style-name="P4"><text:s text:c="12"/>&lt;a class="close-btn" href="javascript:void(0)" onclick = <text:soft-page-break/>"document.getElementById('envelope').style.display='none';document.getElementById('fade').style.display='none'"&gt;Закрыть&lt;/a&gt;</text:p>
      <text:p text:style-name="P4"><text:s text:c="12"/>&lt;h1 class="title"&gt;Введите логин и пароль&lt;/h1&gt;</text:p>
      <text:p text:style-name="P4"><text:s text:c="12"/>&lt;form method="post" action="auth.php"&gt;</text:p>
      <text:p text:style-name="P4"><text:s text:c="16"/>&lt;input type="text" name="name" value="* Ваш Логин" class="your-name"/&gt;</text:p>
      <text:p text:style-name="P4"><text:s text:c="16"/>&lt;input type="password" name="password" value="* Ваш Пароль" class="email-address"/&gt;</text:p>
      <text:p text:style-name="P4"><text:s text:c="16"/>&lt;input type="submit" name="send" value="Войти" class="send-message"&gt;</text:p>
      <text:p text:style-name="P4"><text:s text:c="12"/>&lt;/form&gt;</text:p>
      <text:p text:style-name="P4"><text:s text:c="8"/>&lt;/div&gt;</text:p>
      <text:p text:style-name="P4"><text:s text:c="8"/>&lt;div id="register" class="register"&gt;</text:p>
      <text:p text:style-name="P4"><text:s text:c="12"/>&lt;a class="close-btn" href="javascript:void(0)" onclick = "document.getElementById('register').style.display='none';document.getElementById('fade').style.display='none'"&gt;Закрыть&lt;/a&gt;</text:p>
      <text:p text:style-name="P4"><text:s text:c="12"/>&lt;h1 class="title"&gt;Зарегистрироваться&lt;/h1&gt;</text:p>
      <text:p text:style-name="P4"><text:s text:c="12"/>&lt;form method="post" action="register.php" id="regform"&gt;</text:p>
      <text:p text:style-name="P4"><text:s text:c="16"/>&lt;input type="text" name="name" value="* Ваш Логин" class="your-name" id="name"/&gt;</text:p>
      <text:p text:style-name="P4"><text:s text:c="16"/>&lt;input type="password" name="password" value="* Ваш Пароль" class="your-password" id="password"/&gt;</text:p>
      <text:p text:style-name="P4"><text:s text:c="16"/>&lt;input type="text" name="email" value="* Ваш email" class="email-address" id="email"/&gt;</text:p>
      <text:p text:style-name="P4"><text:s text:c="16"/>&lt;input type="button" name="send" value="Заргеистироваться" class="send-message" id="send"&gt;</text:p>
      <text:p text:style-name="P4"><text:s text:c="12"/>&lt;/form&gt;</text:p>
      <text:p text:style-name="P4"><text:s text:c="8"/>&lt;/div&gt;</text:p>
      <text:p text:style-name="P4"><text:s text:c="8"/>&lt;div class="jumbotron"&gt;</text:p>
      <text:p text:style-name="P4"><text:s text:c="12"/>&lt;div class="container"&gt;</text:p>
      <text:p text:style-name="P4"><text:s text:c="16"/>&lt;h1&gt;Тур Григорий Николаевич&lt;/h1&gt;</text:p>
      <text:p text:style-name="P4"><text:s text:c="16"/>&lt;p&gt;студент группы КИ-122&lt;/p&gt;</text:p>
      <text:p text:style-name="P4"><text:s text:c="12"/>&lt;/div&gt;</text:p>
      <text:p text:style-name="P4"><text:s text:c="8"/>&lt;/div&gt; </text:p>
      <text:p text:style-name="P4"><text:s text:c="8"/>&lt;div class="neighborhood-guides"&gt;</text:p>
      <text:p text:style-name="P4"><text:s text:c="12"/>&lt;div class="container"&gt;</text:p>
      <text:p text:style-name="P4"><text:s text:c="16"/>&lt;h2&gt;Информация обо мне&lt;/h2&gt;</text:p>
      <text:p text:style-name="P4"><text:s text:c="16"/>&lt;p&gt;Меня зовут Тур Григорий Николаевич, я являюсь студентом ЧНТУ. Я родился в городе Чернигове в 1994 году. Учился в физико-математической школе №12 в школе, в школу мне ходить не нравилось и я рад был сильно рад когда ее окончил.После окончания школы я поступил Черниговский государственный технологический университет. В университете я учусь по направлению подготовки компьютерная инженерия. В свободное от учебы время я провожу за чтением, посещением тренажерного зала, также я пользуюсь Linux, поэтому очень много свободного времени уходит на конфигурирование системы и компиляцию ядра. Я пользуюсь дистрибутивом Ubuntu 13.04, поскольку он является стабильным, а также я к нему привык, также у меня есть система с дистрибутивом Gentoo Linux которую я люблю регулярно конфигурировать и собирать программы из исходников, что позволяет добиться максимальной производительности системы на современных процессорах используя такие особенности процессоров как SSE4. Также я пробовал писать патчи к ядру с некоторыми исправлениями в библиотечных функциях ядра, таких как kmalloc и kprintf. В будущем я планирую более досконально изучить ядро и участвовать в его разработке.&lt;/p&gt;</text:p>
      <text:p text:style-name="P4"><text:s text:c="16"/>&lt;div class="row"&gt;</text:p>
      <text:p text:style-name="P4"><text:s text:c="20"/>&lt;div class="col-md-4"&gt;</text:p>
      <text:p text:style-name="P4"><text:s text:c="24"/>&lt;h2&gt;Мои увлечения&lt;/h2&gt;</text:p>
      <text:p text:style-name="P4"><text:s text:c="24"/>&lt;a href="lisp.html"&gt;</text:p>
      <text:p text:style-name="P4"><text:s text:c="26"/>&lt;div class="thumbnail"&gt;</text:p>
      <text:p text:style-name="P4"><text:s text:c="30"/>&lt;img src="fp.jpg" /&gt;</text:p>
      <text:p text:style-name="P4"><text:s text:c="26"/>&lt;/div&gt;</text:p>
      <text:p text:style-name="P4"><text:s text:c="24"/>&lt;/a&gt;</text:p>
      <text:p text:style-name="P4"><text:s text:c="20"/>&lt;/div&gt;</text:p>
      <text:p text:style-name="P4"><text:s text:c="20"/>&lt;div class="col-md-4"&gt;</text:p>
      <text:p text:style-name="P4"><text:s text:c="24"/>&lt;h2&gt;Мои гаджеты&lt;/h2&gt;</text:p>
      <text:p text:style-name="P4"><text:s text:c="24"/>&lt;div class="thumbnail"&gt;</text:p>
      <text:p text:style-name="P4"><text:s text:c="26"/>&lt;a href="ebook.html"&gt;</text:p>
      <text:p text:style-name="P4"><text:s text:c="28"/>&lt;img src="ergo.jpg" /&gt;</text:p>
      <text:p text:style-name="P4"><text:s text:c="26"/>&lt;/a&gt;</text:p>
      <text:p text:style-name="P4"><text:s text:c="24"/>&lt;/div&gt;</text:p>
      <text:p text:style-name="P4"><text:s text:c="20"/>&lt;/div&gt;</text:p>
      <text:p text:style-name="P4"><text:s text:c="20"/>&lt;div class="col-md-4"&gt;</text:p>
      <text:p text:style-name="P4"><text:s text:c="24"/>&lt;h2&gt;Мое любимое живое существо&lt;/h2&gt;</text:p>
      <text:p text:style-name="P4"><text:s text:c="24"/>&lt;a href="sobaka.html"&gt;</text:p>
      <text:p text:style-name="P4"><text:s text:c="28"/>&lt;div class="thumbnail"&gt;</text:p>
      <text:p text:style-name="P4"><text:soft-page-break/><text:s text:c="32"/>&lt;img src="opansnaya_sobaka.jpg" <text:s text:c="2"/>/&gt;</text:p>
      <text:p text:style-name="P4"><text:s text:c="28"/>&lt;/div&gt;</text:p>
      <text:p text:style-name="P4"><text:s text:c="24"/>&lt;/a&gt;</text:p>
      <text:p text:style-name="P4"><text:s text:c="20"/>&lt;/div&gt;</text:p>
      <text:p text:style-name="P4"/>
      <text:p text:style-name="P4"><text:s text:c="16"/>&lt;/div&gt;</text:p>
      <text:p text:style-name="P4"><text:s text:c="12"/>&lt;/div&gt;</text:p>
      <text:p text:style-name="P4"><text:s text:c="8"/>&lt;/div&gt;</text:p>
      <text:p text:style-name="P4"><text:s text:c="8"/>&lt;div id="comment_block"&gt;</text:p>
      <text:p text:style-name="P4"><text:s text:c="12"/>&lt;h2&gt;Комментарии&lt;/h2&gt;</text:p>
      <text:p text:style-name="P4"><text:s text:c="12"/>&lt;?php</text:p>
      <text:p text:style-name="P4"><text:s text:c="16"/>$user = "pupsik";</text:p>
      <text:p text:style-name="P4"><text:s text:c="16"/>$password = "123";</text:p>
      <text:p text:style-name="P4"><text:s text:c="16"/>$database = "web_rgr";</text:p>
      <text:p text:style-name="P4"><text:s text:c="16"/>$mysqli = new mysqli("localhost", $user, $password, $database);</text:p>
      <text:p text:style-name="P4"><text:s text:c="16"/>if ($mysqli-&gt;connect_errno) {</text:p>
      <text:p text:style-name="P4"><text:s text:c="20"/>echo "Не удалось подключиться к MySQL: (" . $mysqli-&gt;connect_errno . ") " . $mysqli-&gt;connect_error;</text:p>
      <text:p text:style-name="P4"><text:s text:c="16"/>}</text:p>
      <text:p text:style-name="P4"/>
      <text:p text:style-name="P4"><text:s text:c="16"/>$res = $mysqli-&gt;query("SELECT login, comment_text, c_date FROM users, comments WHERE comments.uid = users.id ORDER BY c_date ASC");</text:p>
      <text:p text:style-name="P4"><text:s text:c="16"/>$res-&gt;data_seek(0);</text:p>
      <text:p text:style-name="P4"><text:s text:c="16"/>while ($row = $res-&gt;fetch_assoc()) { ?&gt;</text:p>
      <text:p text:style-name="P4"><text:s text:c="20"/>&lt;b&gt;&lt;p&gt;&lt;?php echo "Добавлено пользователем ".$row['login']." в ".$row['c_date'];?&gt;&lt;/br&gt;&lt;/p&gt;&lt;/b&gt;</text:p>
      <text:p text:style-name="P4"><text:s text:c="20"/>&lt;p id="c_text"&gt;&lt;?php echo $row['comment_text'] ?&gt;&lt;/br&gt;&lt;/p&gt;</text:p>
      <text:p text:style-name="P4"><text:s text:c="16"/>&lt;?php </text:p>
      <text:p text:style-name="P4"><text:s text:c="16"/>}</text:p>
      <text:p text:style-name="P4">?&gt;</text:p>
      <text:p text:style-name="P4"><text:s text:c="8"/>&lt;/div&gt;</text:p>
      <text:p text:style-name="P4"/>
      <text:p text:style-name="P4"><text:s text:c="8"/>&lt;?php if (isset($_SESSION['wrong_capture'])) { unset($_SESSION['wrong_capture']);?&gt;</text:p>
      <text:p text:style-name="P4"><text:s text:c="12"/>&lt;script type="text/javascript"&gt;alert('wrong captcha text')&lt;/script&gt;</text:p>
      <text:p text:style-name="P4"><text:s text:c="8"/>&lt;?php } ?&gt;</text:p>
      <text:p text:style-name="P4"/>
      <text:p text:style-name="P4"><text:s text:c="8"/>&lt;?php if (isset($_SESSION['uid'])) {?&gt;</text:p>
      <text:p text:style-name="P4"><text:s text:c="12"/>&lt;div class="container"&gt;</text:p>
      <text:p text:style-name="P4"><text:s text:c="16"/>&lt;div id="comment_form" class="row"&gt;</text:p>
      <text:p text:style-name="P4"><text:s text:c="20"/>&lt;form action="comment.php" method="post" id="c_form"&gt;</text:p>
      <text:p text:style-name="P4"><text:s text:c="24"/>&lt;div class="col-md-8"&gt;</text:p>
      <text:p text:style-name="P4"><text:s text:c="28"/>&lt;div&gt;</text:p>
      <text:p text:style-name="P4"><text:s text:c="32"/>&lt;textarea rows="10" name="comment" id="comment" placeholder="Комментарий..."&gt;&lt;/textarea&gt;</text:p>
      <text:p text:style-name="P4"><text:s text:c="28"/>&lt;/div&gt;</text:p>
      <text:p text:style-name="P4"><text:s text:c="28"/>&lt;div&gt;</text:p>
      <text:p text:style-name="P4"><text:s text:c="32"/>&lt;input type="button" name="submit_comment" id="submit_comment" value="Добавить комментарий"&gt;</text:p>
      <text:p text:style-name="P4"><text:s text:c="28"/>&lt;/div&gt;</text:p>
      <text:p text:style-name="P4"><text:s text:c="24"/>&lt;/div&gt;</text:p>
      <text:p text:style-name="P4"><text:s text:c="24"/>&lt;div class="cold-md-4"&gt;</text:p>
      <text:p text:style-name="P4"><text:s text:c="28"/>&lt;?php</text:p>
      <text:p text:style-name="P4"><text:s text:c="32"/>$nmb = rand(0,5);</text:p>
      <text:p text:style-name="P4"><text:s text:c="32"/>$res = $mysqli-&gt;query("SELECT captcha_text, captcha_file_name <text:s/>FROM captcha WHERE captcha_id = ".$nmb);</text:p>
      <text:p text:style-name="P4"><text:s text:c="32"/>$res-&gt;data_seek(0);</text:p>
      <text:p text:style-name="P4"><text:s text:c="32"/>$row = $res-&gt;fetch_assoc();</text:p>
      <text:p text:style-name="P4"><text:s text:c="32"/>$_SESSION['captcha_text'] = $row['captcha_text'];</text:p>
      <text:p text:style-name="P4"><text:s text:c="32"/>$captcha_file_name = $row['captcha_file_name'];</text:p>
      <text:p text:style-name="P4"><text:s text:c="32"/>$mysqli-&gt;close();</text:p>
      <text:p text:style-name="P4"><text:s text:c="28"/>?&gt;</text:p>
      <text:p text:style-name="P4"><text:s text:c="28"/>&lt;img src= &lt;?=$captcha_file_name ?&gt; id="captcha"&gt;&lt;br&gt;</text:p>
      <text:p text:style-name="P4"><text:s text:c="28"/>Введите текст с капчи:&lt;br&gt;</text:p>
      <text:p text:style-name="P4"><text:s text:c="28"/>&lt;input type="text" name="captcha_input" class="capture-text"/&gt;</text:p>
      <text:p text:style-name="P4"><text:s text:c="24"/>&lt;/div&gt;</text:p>
      <text:p text:style-name="P4"><text:s text:c="20"/>&lt;/form&gt;</text:p>
      <text:p text:style-name="P4"><text:soft-page-break/><text:s text:c="16"/>&lt;/div&gt;</text:p>
      <text:p text:style-name="P4"><text:s text:c="12"/>&lt;/div&gt;</text:p>
      <text:p text:style-name="P4"><text:s text:c="8"/>&lt;?php } else {?&gt;</text:p>
      <text:p text:style-name="P4"><text:s text:c="12"/>&lt;h3&gt;Комментировать могут только зарегистрированные пользователи&lt;/h3&gt;</text:p>
      <text:p text:style-name="P4"><text:s text:c="8"/>&lt;?php } ?&gt;</text:p>
      <text:p text:style-name="P4"><text:s text:c="8"/>&lt;div class="learn-more"&gt;</text:p>
      <text:p text:style-name="P4"><text:s text:c="10"/>&lt;div class="container"&gt;</text:p>
      <text:p text:style-name="P4"><text:s text:c="8"/><text:tab/>&lt;div class="row"&gt;</text:p>
      <text:p text:style-name="P4"><text:s text:c="14"/>&lt;div class="col-md-6"&gt;</text:p>
      <text:p text:style-name="P4"><text:s text:c="8"/><text:tab/><text:tab/>&lt;h3&gt;Linux&lt;/h3&gt;</text:p>
      <text:p text:style-name="P4"><text:s text:c="8"/><text:tab/><text:tab/>&lt;p&gt;Линукс — общее название Unix-подобных операционных систем, основанных на одноимённом ядре. Ядро Linux создаётся и распространяется в соответствии с моделью разработки свободного и открытого программного обеспечения. Поэтому общее название не подразумевает какой-либо единой «официальной» комплектации Linux; они распространяются в основном бесплатно в виде различных готовых дистрибутивов, имеющих свой набор прикладных программ и уже настроенных под конкретные нужды пользователя.&lt;/p&gt;</text:p>
      <text:p text:style-name="P4"><text:s text:c="8"/><text:tab/><text:tab/>&lt;p&gt;&lt;a href="https://www.kernel.org/"&gt;Скачать исходники ядра&lt;/a&gt;&lt;/p&gt;</text:p>
      <text:p text:style-name="P4"><text:s text:c="14"/>&lt;/div&gt;</text:p>
      <text:p text:style-name="P4"><text:s text:c="8"/><text:tab/> <text:s/>&lt;div class="col-md-6"&gt;</text:p>
      <text:p text:style-name="P4"><text:s text:c="8"/><text:tab/><text:tab/>&lt;h3&gt;Gentoo Linux&lt;/h3&gt;</text:p>
      <text:p text:style-name="P4"><text:s text:c="8"/><text:tab/><text:tab/>&lt;p&gt;Gentoo Linux <text:s/>— популярный дистрибутив GNU/Linux[2] с мощной и гибкой технологией Portage, совмещающей в себе возможности конфигурирования и настройки, а также автоматизированную систему управления пакетами. Последняя создавалась под влиянием системы управления пакетами во FreeBSD. Отличительной особенностью Gentoo является наличие оптимизации под конкретное аппаратное обеспечение.&lt;/p&gt;</text:p>
      <text:p text:style-name="P4"><text:s text:c="8"/><text:tab/><text:tab/>&lt;p&gt;&lt;a href="https://www.gentoo.org/"&gt;Больше о Gentoo Linux&lt;/a&gt;&lt;/p&gt;</text:p>
      <text:p text:style-name="P4"><text:s text:c="8"/><text:tab/> <text:s/>&lt;/div&gt;</text:p>
      <text:p text:style-name="P4"><text:s text:c="12"/>&lt;/div&gt;</text:p>
      <text:p text:style-name="P4"><text:s text:c="10"/>&lt;/div&gt;</text:p>
      <text:p text:style-name="P4"><text:s text:c="8"/>&lt;/div&gt;</text:p>
      <text:p text:style-name="P4"><text:s text:c="4"/>&lt;/body&gt;</text:p>
      <text:p text:style-name="P4">&lt;/html&gt;</text:p>
      <text:p text:style-name="P5"><text:span text:style-name="T4"><text:tab/></text:span><text:span text:style-name="T2">1.1.2 Файл lisp.html</text:span></text:p>
      <text:p text:style-name="P6"><text:span text:style-name="T1">&lt;!DOCTYPE html&gt;</text:span></text:p>
      <text:p text:style-name="P6"><text:span text:style-name="T1">&lt;html&gt;</text:span></text:p>
      <text:p text:style-name="P6"><text:span text:style-name="T1">&lt;meta charset="utf-8"&gt;</text:span></text:p>
      <text:p text:style-name="P6"><text:span text:style-name="T1"><text:s text:c="4"/>&lt;head&gt;</text:span></text:p>
      <text:p text:style-name="P6"><text:span text:style-name="T1"><text:s text:c="8"/>&lt;link href="http://s3.amazonaws.com/codecademy-content/courses/ltp/css/shift.css" rel="stylesheet"&gt;</text:span></text:p>
      <text:p text:style-name="P6"><text:span text:style-name="T1"><text:s text:c="8"/>&lt;link rel="stylesheet" href="http://s3.amazonaws.com/codecademy-content/courses/ltp/css/bootstrap.css"&gt;</text:span></text:p>
      <text:p text:style-name="P6"><text:span text:style-name="T1"><text:s text:c="8"/>&lt;link rel="stylesheet" href="main.css"&gt;</text:span></text:p>
      <text:p text:style-name="P6"><text:span text:style-name="T1"><text:s text:c="8"/>&lt;link rel="stylesheet" href="login.css" /&gt;</text:span></text:p>
      <text:p text:style-name="P6"><text:span text:style-name="T1"><text:s text:c="8"/>&lt;script type="text/javascript" src="jquery-2.1.3.js" charset="utf-8"&gt;&lt;/script&gt;</text:span></text:p>
      <text:p text:style-name="P6"><text:span text:style-name="T1"><text:s text:c="8"/>&lt;script type="text/javascript" src="verify_form.js" charset="utf-8"&gt;&lt;/script&gt;</text:span></text:p>
      <text:p text:style-name="P6"><text:span text:style-name="T1"><text:s text:c="8"/>&lt;script src="solve.js"&gt;&lt;/script&gt;</text:span></text:p>
      <text:p text:style-name="P6"><text:span text:style-name="T1"><text:s text:c="4"/>&lt;/head&gt;</text:span></text:p>
      <text:p text:style-name="P6"><text:span text:style-name="T1"><text:s text:c="4"/>&lt;body&gt;</text:span></text:p>
      <text:p text:style-name="P6"><text:span text:style-name="T1"><text:s text:c="8"/>&lt;div class="nav"&gt;</text:span></text:p>
      <text:p text:style-name="P6"><text:span text:style-name="T1"><text:s text:c="12"/>&lt;div class="container"&gt;</text:span></text:p>
      <text:p text:style-name="P6"><text:span text:style-name="T1"><text:s text:c="16"/>&lt;ul <text:s/>class="pull-left"&gt;</text:span></text:p>
      <text:p text:style-name="P6"><text:span text:style-name="T1"><text:s text:c="20"/>&lt;li&gt;&lt;a href="index.html"&gt;Домой&lt;/a&gt;&lt;/li&gt;</text:span></text:p>
      <text:p text:style-name="P6"><text:span text:style-name="T1"><text:s text:c="16"/>&lt;/ul&gt;</text:span></text:p>
      <text:p text:style-name="P6"><text:span text:style-name="T1"><text:s text:c="16"/>&lt;?php</text:span></text:p>
      <text:p text:style-name="P6"><text:span text:style-name="T1"><text:s text:c="16"/>session_start();</text:span></text:p>
      <text:p text:style-name="P6"><text:span text:style-name="T1"><text:s text:c="16"/>if (isset($_SESSION['already_exists'])) {</text:span></text:p>
      <text:p text:style-name="P6"><text:span text:style-name="T1"><text:s text:c="20"/>unset($_SESSION['login_err']); ?&gt;</text:span></text:p>
      <text:p text:style-name="P6"><text:span text:style-name="T1"><text:s text:c="20"/>&lt;script type="text/javascript"&gt;alert("Пользователь с таким логином уже есть")&lt;/script&gt;</text:span></text:p>
      <text:p text:style-name="P6"><text:span text:style-name="T1"><text:s text:c="16"/>&lt;?}</text:span></text:p>
      <text:p text:style-name="P6"><text:span text:style-name="T1"><text:s text:c="16"/>if (isset($_SESSION['login_err'])){</text:span></text:p>
      <text:p text:style-name="P6"><text:span text:style-name="T1"><text:s text:c="20"/>unset($_SESSION['login_err']); ?&gt;</text:span></text:p>
      <text:p text:style-name="P6"><text:span text:style-name="T1"><text:s text:c="20"/>&lt;script type="text/javascript"&gt;alert("Неправильный логин или пароль")&lt;/script&gt;</text:span></text:p>
      <text:p text:style-name="P6"><text:span text:style-name="T1"><text:s text:c="16"/>&lt;?php</text:span></text:p>
      <text:p text:style-name="P6"><text:span text:style-name="T1"><text:s text:c="16"/>}</text:span></text:p>
      <text:p text:style-name="P6"><text:soft-page-break/><text:span text:style-name="T1"><text:s text:c="16"/>if (!isset($_SESSION['uid'])){ ?&gt;</text:span></text:p>
      <text:p text:style-name="P6"><text:span text:style-name="T1"><text:s text:c="20"/>&lt;ul class="pull-right"&gt;</text:span></text:p>
      <text:p text:style-name="P6"><text:span text:style-name="T1"><text:s text:c="24"/>&lt;li&gt;&lt;a class="show-btn" href = "javascript:void(0)" onclick = "document.getElementById('register').style.display='block';document.getElementById('fade').style.display='block'"&gt;Зарегистроваться&lt;/a&gt;&lt;/li&gt;</text:span></text:p>
      <text:p text:style-name="P6"><text:span text:style-name="T1"><text:s text:c="24"/>&lt;li&gt;&lt;a class="show-btn" href = "javascript:void(0)" onclick = "document.getElementById('envelope').style.display='block';document.getElementById('fade').style.display='block'"&gt;Войти на сайт&lt;/a&gt;&lt;/li&gt;</text:span></text:p>
      <text:p text:style-name="P6"><text:span text:style-name="T1"><text:s text:c="20"/>&lt;/ul&gt;</text:span></text:p>
      <text:p text:style-name="P6"><text:span text:style-name="T1"><text:s text:c="16"/>&lt;?php } else { <text:s/>?&gt;</text:span></text:p>
      <text:p text:style-name="P6"><text:span text:style-name="T1"><text:s text:c="20"/>&lt;ul class="pull-right"&gt;</text:span></text:p>
      <text:p text:style-name="P6"><text:span text:style-name="T1"><text:s text:c="24"/>&lt;li&gt;&lt;a class="show-btn" href </text:span>= "work_with_js.html"&gt;Работа с JS&lt;/a&gt;&lt;/li&gt;</text:p>
      <text:p text:style-name="P6"><text:s text:c="24"/>&lt;li&gt;&lt;a class="show-btn" href = "exit.php"&gt;Выйти&lt;/a&gt;&lt;/li&gt;</text:p>
      <text:p text:style-name="P6"><text:s text:c="20"/>&lt;/ul&gt;</text:p>
      <text:p text:style-name="P6"><text:s text:c="16"/>&lt;?php } ?&gt;</text:p>
      <text:p text:style-name="P6"><text:s text:c="12"/>&lt;/div&gt;</text:p>
      <text:p text:style-name="P6"><text:s text:c="8"/>&lt;/div&gt;</text:p>
      <text:p text:style-name="P6"><text:s text:c="8"/>&lt;div id="fade" class="black-overlay"&gt;&lt;/div&gt;</text:p>
      <text:p text:style-name="P6"><text:s text:c="8"/>&lt;div id="envelope" class="envelope"&gt;</text:p>
      <text:p text:style-name="P6"><text:s text:c="12"/>&lt;a class="close-btn" href="javascript:void(0)" onclick = "document.getElementById('envelope').style.display='none';document.getElementById('fade').style.display='none'"&gt;Закрыть&lt;/a&gt;</text:p>
      <text:p text:style-name="P6"><text:s text:c="12"/>&lt;h1 class="title"&gt;Введите логин и пароль&lt;/h1&gt;</text:p>
      <text:p text:style-name="P6"><text:s text:c="12"/>&lt;form method="post" action="auth.php"&gt;</text:p>
      <text:p text:style-name="P6"><text:s text:c="16"/>&lt;input type="text" name="name" value="* Ваш Логин" class="your-name"/&gt;</text:p>
      <text:p text:style-name="P6"><text:s text:c="16"/>&lt;input type="password" name="password" value="* Ваш Пароль" class="email-address"/&gt;</text:p>
      <text:p text:style-name="P6"><text:s text:c="16"/>&lt;input type="submit" name="send" value="Войти" class="send-message"&gt;</text:p>
      <text:p text:style-name="P6"><text:s text:c="12"/>&lt;/form&gt;</text:p>
      <text:p text:style-name="P6"><text:s text:c="8"/>&lt;/div&gt;</text:p>
      <text:p text:style-name="P6"><text:s text:c="8"/>&lt;div id="register" class="register"&gt;</text:p>
      <text:p text:style-name="P6"><text:s text:c="12"/>&lt;a class="close-btn" href="javascript:void(0)" onclick = "document.getElementById('register').style.display='none';document.getElementById('fade').style.display='none'"&gt;Закрыть&lt;/a&gt;</text:p>
      <text:p text:style-name="P6"><text:s text:c="12"/>&lt;h1 class="title"&gt;Зарегистрироваться&lt;/h1&gt;</text:p>
      <text:p text:style-name="P6"><text:s text:c="12"/>&lt;form method="post" action="register.php" id="regform"&gt;</text:p>
      <text:p text:style-name="P6"><text:s text:c="16"/>&lt;input type="text" name="name" value="* Ваш Логин" class="your-name" id="name"/&gt;</text:p>
      <text:p text:style-name="P6"><text:s text:c="16"/>&lt;input type="password" name="password" value="* Ваш Пароль" class="your-password" id="password"/&gt;</text:p>
      <text:p text:style-name="P6"><text:s text:c="16"/>&lt;input type="text" name="email" value="* Ваш email" class="email-address" id="email"/&gt;</text:p>
      <text:p text:style-name="P6"><text:s text:c="16"/>&lt;input type="button" name="send" value="Заргеистироваться" class="send-message" id="send"&gt;</text:p>
      <text:p text:style-name="P6"><text:s text:c="12"/>&lt;/form&gt;</text:p>
      <text:p text:style-name="P6"><text:s text:c="8"/>&lt;/div&gt;</text:p>
      <text:p text:style-name="P6"><text:s text:c="8"/>&lt;div class="jumbotron"&gt;</text:p>
      <text:p text:style-name="P6"><text:s text:c="12"/>&lt;div class="container"&gt;</text:p>
      <text:p text:style-name="P6"><text:s text:c="16"/>&lt;h1&gt;Тур Григорий Николаевич&lt;/h1&gt;</text:p>
      <text:p text:style-name="P6"><text:s text:c="16"/>&lt;p&gt;студент группы КИ-122&lt;/p&gt;</text:p>
      <text:p text:style-name="P6"><text:s text:c="12"/>&lt;/div&gt;</text:p>
      <text:p text:style-name="P6"><text:s text:c="8"/>&lt;/div&gt; <text:s/></text:p>
      <text:p text:style-name="P6"/>
      <text:p text:style-name="P6"><text:s text:c="4"/>&lt;div class="neighborhood-guides"&gt;</text:p>
      <text:p text:style-name="P6"><text:s text:c="8"/>&lt;div class="container"&gt;</text:p>
      <text:p text:style-name="P6"><text:s text:c="12"/>&lt;h2&gt;Функциональное программирование&lt;/h2&gt;</text:p>
      <text:p text:style-name="P6"><text:s text:c="12"/>&lt;p&gt;В последнее время я увлекся функциональным программированием. Основными чертами функционального программирования является отстутствие побочных эффектов и функции высшего порядка. Функциональное программирование базируется на таких математических теориях как теория категорий, теория типов, лямбда исчисление. Функциональное программирование увлекает иным подходом к выражению своих мыслей в коде. Моим любимим функциональным языком программирования является диалект лиспа Scheme, о нем я узнал из книги Structure and interpretation of computer programs. Он имеет очень простой синтаксис состоящий из 10 ключевых слов и скобок. Существует также много других функциональных языков программирования, например Haskell, ML, Lisp, Scala и прочие.&lt;/p&gt;</text:p>
      <text:p text:style-name="P6"><text:s text:c="12"/>&lt;div class="row"&gt;</text:p>
      <text:p text:style-name="P6"><text:s text:c="16"/>&lt;div class="col-md-4"&gt;</text:p>
      <text:p text:style-name="P6"><text:s text:c="20"/>&lt;h2&gt;Факториал на языке Scheme&lt;/h2&gt;</text:p>
      <text:p text:style-name="P6"><text:s text:c="20"/>&lt;div class="code"&gt;</text:p>
      <text:p text:style-name="P6"><text:soft-page-break/><text:s text:c="20"/>&lt;pre&gt;</text:p>
      <text:p text:style-name="P6">(define (factorial n)</text:p>
      <text:p text:style-name="P6">&amp;#9;(if (= n 0)</text:p>
      <text:p text:style-name="P6">&amp;#9;&amp;#9; 1</text:p>
      <text:p text:style-name="P6">&amp;#9;&amp;#9;(* (factorial (- n 1)) n)))</text:p>
      <text:p text:style-name="P6"><text:s text:c="19"/>&lt;/pre&gt;</text:p>
      <text:p text:style-name="P6"/>
      <text:p text:style-name="P6"><text:s text:c="20"/>&lt;/div&gt;</text:p>
      <text:p text:style-name="P6"><text:s text:c="16"/>&lt;/div&gt;</text:p>
      <text:p text:style-name="P6"><text:s text:c="16"/>&lt;div class="col-md-4"&gt;</text:p>
      <text:p text:style-name="P6"><text:s text:c="20"/>&lt;h2&gt;Факториал на языке Haskell&lt;/h2&gt;</text:p>
      <text:p text:style-name="P6"><text:s text:c="20"/>&lt;div class="code"&gt;</text:p>
      <text:p text:style-name="P6"><text:s text:c="22"/>&lt;pre&gt;</text:p>
      <text:p text:style-name="P6">s f g x = f x (g x)</text:p>
      <text:p text:style-name="P6">k x y = x</text:p>
      <text:p text:style-name="P6">b f g x = f (g x)</text:p>
      <text:p text:style-name="P6">c f g x = f x g</text:p>
      <text:p text:style-name="P6">y f = f (y f)</text:p>
      <text:p text:style-name="P6">cond p f g x = if p x then f x else g x</text:p>
      <text:p text:style-name="P6">fac = y (b (cond ((==) 0) (k 1)) (b (s (*)) (c b pred)))</text:p>
      <text:p text:style-name="P6"><text:s text:c="20"/>&lt;/pre&gt;</text:p>
      <text:p text:style-name="P6"><text:s text:c="20"/>&lt;/div&gt;</text:p>
      <text:p text:style-name="P6"><text:s text:c="16"/>&lt;/div&gt;</text:p>
      <text:p text:style-name="P6"><text:s text:c="16"/>&lt;div class="col-md-4"&gt;</text:p>
      <text:p text:style-name="P6"><text:s text:c="20"/>&lt;h2&gt;Факториал на языке Scala&lt;/h2&gt;</text:p>
      <text:p text:style-name="P6"><text:s text:c="20"/>&lt;div class="code"&gt;</text:p>
      <text:p text:style-name="P6"><text:s text:c="22"/>&lt;pre&gt;</text:p>
      <text:p text:style-name="P6">def factorial(n: BigInt): BigInt = {</text:p>
      <text:p text:style-name="P6">&amp;#9;if (n &amp;lt;= 1)</text:p>
      <text:p text:style-name="P6">&amp;#9;&amp;#9;1</text:p>
      <text:p text:style-name="P6">&amp;#9;else</text:p>
      <text:p text:style-name="P6">&amp;#9;&amp;#9;n * factorial(n - 1)</text:p>
      <text:p text:style-name="P6">}</text:p>
      <text:p text:style-name="P6"><text:s text:c="21"/>&lt;/pre&gt;</text:p>
      <text:p text:style-name="P6"><text:s text:c="20"/>&lt;/div&gt;</text:p>
      <text:p text:style-name="P6"><text:s text:c="16"/>&lt;/div&gt;</text:p>
      <text:p text:style-name="P6"><text:s text:c="12"/>&lt;/div&gt;</text:p>
      <text:p text:style-name="P6"><text:s text:c="8"/>&lt;/div&gt;</text:p>
      <text:p text:style-name="P6"><text:s text:c="4"/>&lt;/div&gt;</text:p>
      <text:p text:style-name="P6"/>
      <text:p text:style-name="P6"><text:s text:c="4"/>&lt;div class="learn-more"&gt;</text:p>
      <text:p text:style-name="P6"><text:tab/> <text:s/>&lt;div class="container"&gt;</text:p>
      <text:p text:style-name="P6"><text:tab/><text:tab/>&lt;div class="row"&gt;</text:p>
      <text:p text:style-name="P6"><text:tab/> <text:s text:c="5"/>&lt;div class="col-md-6"&gt;</text:p>
      <text:p text:style-name="P6"><text:tab/><text:tab/><text:tab/>&lt;h3&gt;Лямбда исчисление&lt;/h3&gt;</text:p>
      <text:p text:style-name="P6"><text:tab/><text:tab/><text:tab/>&lt;p&gt;В основе лямбда-исчисления лежит понятие, известное ныне каждому программисту, — анонимная функция. В нём нет встроенных констант, элементарных операторов, чисел, арифметических операций, условных выражений, циклов и т. п. — только функции, только хардкор. Потому что лямбда-исчисление — это не язык программирования, а формальный аппарат, способный определить в своих терминах любую языковую конструкцию или алгоритм.В этом смысле оно созвучно машине Тьюринга, только соответствует функциональной парадигме, а не императивной. &lt;/p&gt;</text:p>
      <text:p text:style-name="P6"><text:tab/><text:tab/><text:tab/>&lt;p&gt;&lt;a href="http://habrahabr.ru/post/215807/"&gt;Больше о лямбда-исчислении&lt;/a&gt;&lt;/p&gt;</text:p>
      <text:p text:style-name="P6"><text:tab/> <text:s text:c="5"/>&lt;/div&gt;</text:p>
      <text:p text:style-name="P6"><text:tab/><text:tab/> <text:s/>&lt;div class="col-md-6"&gt;</text:p>
      <text:p text:style-name="P6"><text:tab/><text:tab/><text:tab/>&lt;h3&gt;Теория категорий&lt;/h3&gt;</text:p>
      <text:p text:style-name="P6"><text:tab/><text:tab/><text:tab/>&lt;p&gt;Категория состоит из объектов и стрелок, которые направлены между ними. Поэтому, категории так легко представить графически. Объект можно нарисовать в виде круга или точки, а стрелки — просто стрелки между ними. (Просто для разнообразия, я буду время от времени рисовать объекты, как поросят а стрелки, как фейерверки.) Но суть категории — композиция. Или, если вам больше нравится, суть композиции — категория. Стрелки компонуются так, что если у вас есть стрелка от объекта А к объекту B, и еще одна стрелка из объекта B в C, то должна быть стрелка, — их композиция, — от А до С.&lt;/p&gt;</text:p>
      <text:p text:style-name="P6"><text:tab/><text:tab/><text:tab/>&lt;p&gt;&lt;a href="http://habrahabr.ru/post/246009/"&gt;Больше о теории категорий&lt;/a&gt;&lt;/p&gt;</text:p>
      <text:p text:style-name="P6"><text:tab/><text:tab/> <text:s/>&lt;/div&gt;</text:p>
      <text:p text:style-name="P6"><text:soft-page-break/><text:tab/> <text:s text:c="3"/>&lt;/div&gt;</text:p>
      <text:p text:style-name="P6"><text:tab/> <text:s/>&lt;/div&gt;</text:p>
      <text:p text:style-name="P6"><text:tab/>&lt;/div&gt;</text:p>
      <text:p text:style-name="P6"><text:s text:c="4"/>&lt;/body&gt;</text:p>
      <text:p text:style-name="P6">&lt;/html&gt;</text:p>
      <text:p text:style-name="P3"><text:span text:style-name="T9"><text:tab/></text:span><text:span text:style-name="T8">1.1.3 Файл ebook.html</text:span></text:p>
      <text:p text:style-name="P7">&lt;!DOCTYPE html&gt;</text:p>
      <text:p text:style-name="P7">&lt;html&gt;</text:p>
      <text:p text:style-name="P7"><text:s text:c="4"/>&lt;head&gt;</text:p>
      <text:p text:style-name="P7"><text:s text:c="8"/>&lt;link href="http://s3.amazonaws.com/codecademy-content/courses/ltp/css/shift.css" rel="stylesheet"&gt;</text:p>
      <text:p text:style-name="P7"><text:s text:c="8"/></text:p>
      <text:p text:style-name="P7"><text:s text:c="8"/>&lt;link rel="stylesheet" href="http://s3.amazonaws.com/codecademy-content/courses/ltp/css/bootstrap.css"&gt;</text:p>
      <text:p text:style-name="P7"><text:s text:c="8"/>&lt;link rel="stylesheet" href="main.css"&gt;</text:p>
      <text:p text:style-name="P7"><text:s text:c="8"/>&lt;link rel="stylesheet" href="login.css" /&gt;</text:p>
      <text:p text:style-name="P7"><text:s text:c="8"/>&lt;script type="text/javascript" src="jquery-2.1.3.js" charset="utf-8"&gt;&lt;/script&gt;</text:p>
      <text:p text:style-name="P7"><text:s text:c="8"/>&lt;script type="text/javascript" src="verify_form.js" charset="utf-8"&gt;&lt;/script&gt;</text:p>
      <text:p text:style-name="P7"><text:s text:c="8"/>&lt;script src="solve.js"&gt;&lt;/script&gt;</text:p>
      <text:p text:style-name="P7"><text:s text:c="4"/>&lt;/head&gt;</text:p>
      <text:p text:style-name="P7"><text:s text:c="4"/>&lt;body&gt;</text:p>
      <text:p text:style-name="P7"><text:s text:c="8"/>&lt;div class="nav"&gt;</text:p>
      <text:p text:style-name="P7"><text:s text:c="12"/>&lt;div class="container"&gt;</text:p>
      <text:p text:style-name="P7"><text:s text:c="16"/>&lt;ul <text:s/>class="pull-left"&gt;</text:p>
      <text:p text:style-name="P7"><text:s text:c="20"/>&lt;li&gt;&lt;a href="index.html"&gt;Домой&lt;/a&gt;&lt;/li&gt;</text:p>
      <text:p text:style-name="P7"><text:s text:c="16"/>&lt;/ul&gt;</text:p>
      <text:p text:style-name="P7"><text:s text:c="16"/>&lt;?php</text:p>
      <text:p text:style-name="P7"><text:s text:c="16"/>session_start();</text:p>
      <text:p text:style-name="P7"><text:s text:c="16"/>if (isset($_SESSION['already_exists'])) {</text:p>
      <text:p text:style-name="P7"><text:s text:c="20"/>unset($_SESSION['login_err']); ?&gt;</text:p>
      <text:p text:style-name="P7"><text:s text:c="20"/>&lt;script type="text/javascript"&gt;alert("Пользователь с таким логином уже есть")&lt;/script&gt;</text:p>
      <text:p text:style-name="P7"><text:s text:c="16"/>&lt;?}</text:p>
      <text:p text:style-name="P7"><text:s text:c="16"/>if (isset($_SESSION['login_err'])){</text:p>
      <text:p text:style-name="P7"><text:s text:c="20"/>unset($_SESSION['login_err']); ?&gt;</text:p>
      <text:p text:style-name="P7"><text:s text:c="20"/>&lt;script type="text/javascript"&gt;alert("Неправильный логин или пароль")&lt;/script&gt;</text:p>
      <text:p text:style-name="P7"><text:s text:c="16"/>&lt;?php</text:p>
      <text:p text:style-name="P7"><text:s text:c="16"/>}</text:p>
      <text:p text:style-name="P7"><text:s text:c="16"/>if (!isset($_SESSION['uid'])){ ?&gt;</text:p>
      <text:p text:style-name="P7"><text:s text:c="20"/>&lt;ul class="pull-right"&gt;</text:p>
      <text:p text:style-name="P7"><text:s text:c="24"/>&lt;li&gt;&lt;a class="show-btn" href = "javascript:void(0)" onclick = "document.getElementById('register').style.display='block';document.getElementById('fade').style.display='block'"&gt;Зарегистроваться&lt;/a&gt;&lt;/li&gt;</text:p>
      <text:p text:style-name="P7"><text:s text:c="24"/>&lt;li&gt;&lt;a class="show-btn" href = "javascript:void(0)" onclick = "document.getElementById('envelope').style.display='block';document.getElementById('fade').style.display='block'"&gt;Войти на сайт&lt;/a&gt;&lt;/li&gt;</text:p>
      <text:p text:style-name="P7"><text:s text:c="20"/>&lt;/ul&gt;</text:p>
      <text:p text:style-name="P7"><text:s text:c="16"/>&lt;?php } else { <text:s/>?&gt;</text:p>
      <text:p text:style-name="P7"><text:s text:c="20"/>&lt;ul class="pull-right"&gt;</text:p>
      <text:p text:style-name="P7"><text:s text:c="24"/>&lt;li&gt;&lt;a class="show-btn" href = "work_with_js.html"&gt;Работа с JS&lt;/a&gt;&lt;/li&gt;</text:p>
      <text:p text:style-name="P7"><text:s text:c="24"/>&lt;li&gt;&lt;a class="show-btn" href = "exit.php"&gt;Выйти&lt;/a&gt;&lt;/li&gt;</text:p>
      <text:p text:style-name="P7"><text:s text:c="20"/>&lt;/ul&gt;</text:p>
      <text:p text:style-name="P7"><text:s text:c="16"/>&lt;?php } ?&gt;</text:p>
      <text:p text:style-name="P7"><text:s text:c="12"/>&lt;/div&gt;</text:p>
      <text:p text:style-name="P7"><text:s text:c="8"/>&lt;/div&gt;</text:p>
      <text:p text:style-name="P7"><text:s text:c="8"/>&lt;div id="fade" class="black-overlay"&gt;&lt;/div&gt;</text:p>
      <text:p text:style-name="P7"><text:s text:c="8"/>&lt;div id="envelope" class="envelope"&gt;</text:p>
      <text:p text:style-name="P7"><text:s text:c="12"/>&lt;a class="close-btn" href="javascript:void(0)" onclick = "document.getElementById('envelope').style.display='none';document.getElementById('fade').style.display='none'"&gt;Закрыть&lt;/a&gt;</text:p>
      <text:p text:style-name="P7"><text:s text:c="12"/>&lt;h1 class="title"&gt;Введите логин и пароль&lt;/h1&gt;</text:p>
      <text:p text:style-name="P7"><text:s text:c="12"/>&lt;form method="post" action="auth.php"&gt;</text:p>
      <text:p text:style-name="P7"><text:s text:c="16"/>&lt;input type="text" name="name" value="* Ваш Логин" class="your-name"/&gt;</text:p>
      <text:p text:style-name="P7"><text:s text:c="16"/>&lt;input type="password" name="password" value="* Ваш Пароль" class="email-address"/&gt;</text:p>
      <text:p text:style-name="P7"><text:s text:c="16"/>&lt;input type="submit" name="send" value="Войти" class="send-message"&gt;</text:p>
      <text:p text:style-name="P7"><text:soft-page-break/><text:s text:c="12"/>&lt;/form&gt;</text:p>
      <text:p text:style-name="P7"><text:s text:c="8"/>&lt;/div&gt;</text:p>
      <text:p text:style-name="P7"><text:s text:c="8"/>&lt;div id="register" class="register"&gt;</text:p>
      <text:p text:style-name="P7"><text:s text:c="12"/>&lt;a class="close-btn" href="javascript:void(0)" onclick = "document.getElementById('register').style.display='none';document.getElementById('fade').style.display='none'"&gt;Закрыть&lt;/a&gt;</text:p>
      <text:p text:style-name="P7"><text:s text:c="12"/>&lt;h1 class="title"&gt;Зарегистрироваться&lt;/h1&gt;</text:p>
      <text:p text:style-name="P7"><text:s text:c="12"/>&lt;form method="post" action="register.php" id="regform"&gt;</text:p>
      <text:p text:style-name="P7"><text:s text:c="16"/>&lt;input type="text" name="name" value="* Ваш Логин" class="your-name" id="name"/&gt;</text:p>
      <text:p text:style-name="P7"><text:s text:c="16"/>&lt;input type="password" name="password" value="* Ваш Пароль" class="your-password" id="password"/&gt;</text:p>
      <text:p text:style-name="P7"><text:s text:c="16"/>&lt;input type="text" name="email" value="* Ваш email" class="email-address" id="email"/&gt;</text:p>
      <text:p text:style-name="P7"><text:s text:c="16"/>&lt;input type="button" name="send" value="Заргеистироваться" class="send-message" id="send"&gt;</text:p>
      <text:p text:style-name="P7"><text:s text:c="12"/>&lt;/form&gt;</text:p>
      <text:p text:style-name="P7"><text:s text:c="8"/>&lt;/div&gt;</text:p>
      <text:p text:style-name="P7"><text:s text:c="8"/>&lt;div class="jumbotron"&gt;</text:p>
      <text:p text:style-name="P7"><text:s text:c="12"/>&lt;div class="container"&gt;</text:p>
      <text:p text:style-name="P7"><text:s text:c="16"/>&lt;h1&gt;Тур Григорий Николаевич&lt;/h1&gt;</text:p>
      <text:p text:style-name="P7"><text:s text:c="16"/>&lt;p&gt;студент группы КИ-122&lt;/p&gt;</text:p>
      <text:p text:style-name="P7"><text:s text:c="12"/>&lt;/div&gt;</text:p>
      <text:p text:style-name="P7"><text:s text:c="8"/>&lt;/div&gt; </text:p>
      <text:p text:style-name="P7"><text:s text:c="4"/>&lt;div class="neighborhood-guides"&gt;</text:p>
      <text:p text:style-name="P7"><text:s text:c="8"/>&lt;div class="container"&gt;</text:p>
      <text:p text:style-name="P7"><text:s text:c="12"/>&lt;h2&gt;Моя электронная книжка&lt;/h2&gt;</text:p>
      <text:p text:style-name="P7"><text:s text:c="12"/>&lt;p&gt;Я являюсь владельцем электронной книжки Texet TB-166. Данное устройство имеет сенсорный E-Ink pearl дисплей с диагональю 6 дюймов. Книжка работает под операционной системой Android версии 2.3.1, что позволяет с легкостью устанавливать дополнительное программное обеспечение. Данная книжка имеет существенный недостаток, а именно батарея держится всего 6 дней и это очень грустно. Ранее у меня была электронная книжка Ergo, она была невыносимо медленная, но батарея держала более двух недель, к сожалению я ее уничтожил.&lt;/p&gt;</text:p>
      <text:p text:style-name="P7"><text:s text:c="12"/>&lt;div class="col-md-6"&gt;</text:p>
      <text:p text:style-name="P7"><text:s text:c="16"/>&lt;h3&gt;Электронная книжка Ergo&lt;/h3&gt;</text:p>
      <text:p text:style-name="P7"><text:s text:c="16"/>&lt;div class="thumbnail"&gt;</text:p>
      <text:p text:style-name="P7"><text:s text:c="18"/>&lt;img src="http://www.ergo-ua.com/sm/site/fileslibrary/img/news_pic/news/12/10/0612.jpg"/&gt;</text:p>
      <text:p text:style-name="P7"><text:s text:c="16"/>&lt;/div&gt;</text:p>
      <text:p text:style-name="P7"><text:s text:c="12"/>&lt;/div&gt;</text:p>
      <text:p text:style-name="P7"><text:s text:c="12"/>&lt;div class="col-md-6"&gt;</text:p>
      <text:p text:style-name="P7"><text:s text:c="16"/>&lt;h3&gt;Электронная книжка Texet&lt;/h3&gt;</text:p>
      <text:p text:style-name="P7"><text:s text:c="16"/>&lt;div class="thumbnail"&gt;</text:p>
      <text:p text:style-name="P7"><text:s text:c="18"/>&lt;img src="http://i2.rozetka.ua/goods/9270/record_9270723.jpg"/&gt;</text:p>
      <text:p text:style-name="P7"><text:s text:c="16"/>&lt;/div&gt;</text:p>
      <text:p text:style-name="P7"><text:s text:c="12"/>&lt;/div&gt;</text:p>
      <text:p text:style-name="P7"><text:s text:c="8"/>&lt;/div&gt;</text:p>
      <text:p text:style-name="P7"><text:s text:c="4"/>&lt;/div&gt;</text:p>
      <text:p text:style-name="P7"><text:s text:c="4"/>&lt;div class="learn-more"&gt;</text:p>
      <text:p text:style-name="P7"><text:tab/> <text:s/>&lt;div class="container"&gt;</text:p>
      <text:p text:style-name="P7"><text:tab/><text:tab/>&lt;div class="row"&gt;</text:p>
      <text:p text:style-name="P7"><text:tab/> <text:s text:c="5"/>&lt;div class="col-md-4"&gt;</text:p>
      <text:p text:style-name="P7"><text:tab/><text:tab/><text:tab/>&lt;h3&gt;Технология E-Ink&lt;/h3&gt;</text:p>
      <text:p text:style-name="P7"><text:tab/><text:tab/><text:tab/>&lt;p&gt;В переводе с английского E-Ink - электронные чернила или электронная бумага. Экраны на основе этой технологии называют бумагоподобными. Эта технология создавалась специально для имитации обычной печати на бумажном листе. В основе технологии - микрокапсулы заполненные черными и белыми микрогранулами. При приложении электрического поля к такой капсуле на ее поверхность всплывают черные или белые гранулы (в зависимости от полярности приложенного напряжения), обеспечивая изменение цвета капсулы. &lt;/p&gt;</text:p>
      <text:p text:style-name="P7"><text:tab/><text:tab/><text:tab/>&lt;p&gt;&lt;a href="http://e-ink-reader.ru/e-ink_technology.html"&gt;Больше о E-Ink&lt;/a&gt;&lt;/p&gt;</text:p>
      <text:p text:style-name="P7"><text:tab/> <text:s text:c="5"/>&lt;/div&gt;</text:p>
      <text:p text:style-name="P7"><text:tab/><text:tab/> <text:s/>&lt;div class="col-md-4"&gt;</text:p>
      <text:p text:style-name="P7"><text:tab/><text:tab/><text:tab/>&lt;h3&gt;Технология TFT&lt;/h3&gt;</text:p>
      <text:p text:style-name="P7"><text:tab/><text:tab/><text:tab/>&lt;p&gt;TFT - основа дисплеев это активная матрица на жидких кристаллах. По TFT-технологии изготавливаются экраны для навигаторов, компьютерных мониторов, мобильных телефонов и некоторых моделей электронных книг.</text:p>
      <text:p text:style-name="P7">Достоинством таких экранов является четкое, яркое, чаще всего цветное изображение. Они отличаются высоким быстродействием, что дает возможность просматривать видеофильмы, играть в игры и, собственно, <text:soft-page-break/>читать.</text:p>
      <text:p text:style-name="P7">Но такие экраны всегда светятся изнутри, а также мерцают, поскольку изображение на них постоянно обновляется. &lt;/p&gt;</text:p>
      <text:p text:style-name="P7"><text:tab/><text:tab/><text:tab/>&lt;p&gt;&lt;a href="http://e-ink-reader.ru/display.php"&gt;Больше о TFT&lt;/a&gt;&lt;/p&gt;</text:p>
      <text:p text:style-name="P7"><text:tab/><text:tab/> <text:s/>&lt;/div&gt;</text:p>
      <text:p text:style-name="P7"><text:tab/><text:tab/> <text:s/>&lt;div class="col-md-4"&gt;</text:p>
      <text:p text:style-name="P7"><text:tab/><text:tab/><text:tab/>&lt;h3&gt;Технология IPS&lt;/h3&gt;</text:p>
      <text:p text:style-name="P7"><text:tab/><text:tab/><text:tab/>&lt;p&gt;IPS - усовершенствование TFT технологии производства жидкокристаллических экранов. Основные достоинства и недостатки таких дисплеев остались на прежнем уровне. Усовершенствования в технологии позволили добиться увеличения контрастности, углов обзора экрана до 178° и улучшили цветопередачу - глубина цвета RGB у такой технологии составляет 24 бита ( 8 бит на канал).При приложении напряжения молекулы жидких кристаллов поворачиваются перпендикулярно своему начальному положению и пропускают свет.&lt;/p&gt;</text:p>
      <text:p text:style-name="P7"><text:tab/><text:tab/><text:tab/>&lt;p&gt;&lt;a href="https://ru.wikipedia.org/wiki/%D0%96%D0%B8%D0%B4%D0%BA%D0%BE%D0%BA%D1%80%D0%B8%D1%81%D1%82%D0%B0%D0%BB%D0%BB%D0%B8%D1%87%D0%B5%D1%81%D0%BA%D0%B8%D0%B9_%D0%B4%D0%B8%D1%81%D0%BF%D0%BB%D0%B5%D0%B9#IPS"&gt;Больше об IPS&lt;/a&gt;&lt;/p&gt;</text:p>
      <text:p text:style-name="P7"><text:tab/><text:tab/> <text:s/>&lt;/div&gt;</text:p>
      <text:p text:style-name="P7"><text:tab/> <text:s text:c="3"/>&lt;/div&gt;</text:p>
      <text:p text:style-name="P7"><text:tab/> <text:s/>&lt;/div&gt;</text:p>
      <text:p text:style-name="P7"><text:tab/>&lt;/div&gt;</text:p>
      <text:p text:style-name="P7"><text:s text:c="2"/>&lt;/body&gt;</text:p>
      <text:p text:style-name="P7">&lt;/html&gt;</text:p>
      <text:p text:style-name="P7"><text:span text:style-name="T5"><text:tab/></text:span><text:span text:style-name="T3">1.1.4 Файл sobaka.html</text:span></text:p>
      <text:p text:style-name="P8">&lt;!DOCTYPE html&gt;</text:p>
      <text:p text:style-name="P8">&lt;html&gt;</text:p>
      <text:p text:style-name="P8"><text:s text:c="4"/>&lt;head&gt;</text:p>
      <text:p text:style-name="P8"><text:s text:c="8"/>&lt;link href="http://s3.amazonaws.com/codecademy-content/courses/ltp/css/shift.css" rel="stylesheet"&gt;</text:p>
      <text:p text:style-name="P8"><text:s text:c="8"/>&lt;link rel="stylesheet" href="http://s3.amazonaws.com/codecademy-content/courses/ltp/css/bootstrap.css"&gt;</text:p>
      <text:p text:style-name="P8"><text:s text:c="8"/>&lt;link rel="stylesheet" href="main.css"&gt;</text:p>
      <text:p text:style-name="P8"><text:s text:c="8"/>&lt;link rel="stylesheet" href="login.css" /&gt;</text:p>
      <text:p text:style-name="P8"><text:s text:c="8"/>&lt;script type="text/javascript" src="jquery-2.1.3.js" charset="utf-8"&gt;&lt;/script&gt;</text:p>
      <text:p text:style-name="P8"><text:s text:c="8"/>&lt;script type="text/javascript" src="verify_form.js" charset="utf-8"&gt;&lt;/script&gt;</text:p>
      <text:p text:style-name="P8"><text:s text:c="8"/>&lt;script src="solve.js"&gt;&lt;/script&gt;</text:p>
      <text:p text:style-name="P8"><text:s text:c="4"/>&lt;/head&gt;</text:p>
      <text:p text:style-name="P8"><text:s text:c="4"/>&lt;body&gt;</text:p>
      <text:p text:style-name="P8"><text:s text:c="8"/>&lt;div class="nav"&gt;</text:p>
      <text:p text:style-name="P8"><text:s text:c="12"/>&lt;div class="container"&gt;</text:p>
      <text:p text:style-name="P8"><text:s text:c="16"/>&lt;ul <text:s/>class="pull-left"&gt;</text:p>
      <text:p text:style-name="P8"><text:s text:c="20"/>&lt;li&gt;&lt;a href="index.html"&gt;Домой&lt;/a&gt;&lt;/li&gt;</text:p>
      <text:p text:style-name="P8"><text:s text:c="16"/>&lt;/ul&gt;</text:p>
      <text:p text:style-name="P8"><text:s text:c="16"/>&lt;?php</text:p>
      <text:p text:style-name="P8"><text:s text:c="16"/>session_start();</text:p>
      <text:p text:style-name="P8"><text:s text:c="16"/>if (isset($_SESSION['already_exists'])) {</text:p>
      <text:p text:style-name="P8"><text:s text:c="20"/>unset($_SESSION['login_err']); ?&gt;</text:p>
      <text:p text:style-name="P8"><text:s text:c="20"/>&lt;script type="text/javascript"&gt;alert("Пользователь с таким логином уже есть")&lt;/script&gt;</text:p>
      <text:p text:style-name="P8"><text:s text:c="16"/>&lt;?}</text:p>
      <text:p text:style-name="P8"><text:s text:c="16"/>if (isset($_SESSION['login_err'])){</text:p>
      <text:p text:style-name="P8"><text:s text:c="20"/>unset($_SESSION['login_err']); ?&gt;</text:p>
      <text:p text:style-name="P8"><text:s text:c="20"/>&lt;script type="text/javascript"&gt;alert("Неправильный логин или пароль")&lt;/script&gt;</text:p>
      <text:p text:style-name="P8"><text:s text:c="16"/>&lt;?php</text:p>
      <text:p text:style-name="P8"><text:s text:c="16"/>}</text:p>
      <text:p text:style-name="P8"><text:s text:c="16"/>if (!isset($_SESSION['uid'])){ ?&gt;</text:p>
      <text:p text:style-name="P8"><text:s text:c="20"/>&lt;ul class="pull-right"&gt;</text:p>
      <text:p text:style-name="P8"><text:s text:c="24"/>&lt;li&gt;&lt;a class="show-btn" href = "javascript:void(0)" onclick = "document.getElementById('register').style.display='block';document.getElementById('fade').style.display='block'"&gt;Зарегистроваться&lt;/a&gt;&lt;/li&gt;</text:p>
      <text:p text:style-name="P8"><text:s text:c="24"/>&lt;li&gt;&lt;a class="show-btn" href = "javascript:void(0)" onclick = "document.getElementById('envelope').style.display='block';document.getElementById('fade').style.display='block'"&gt;Войти на сайт&lt;/a&gt;&lt;/li&gt;</text:p>
      <text:p text:style-name="P8"><text:s text:c="20"/>&lt;/ul&gt;</text:p>
      <text:p text:style-name="P8"><text:s text:c="16"/>&lt;?php } else { <text:s/>?&gt;</text:p>
      <text:p text:style-name="P8"><text:soft-page-break/><text:s text:c="20"/>&lt;ul class="pull-right"&gt;</text:p>
      <text:p text:style-name="P8"><text:s text:c="24"/>&lt;li&gt;&lt;a class="show-btn" href = "work_with_js.html"&gt;Работа с JS&lt;/a&gt;&lt;/li&gt;</text:p>
      <text:p text:style-name="P8"><text:s text:c="24"/>&lt;li&gt;&lt;a class="show-btn" href = "exit.php"&gt;Выйти&lt;/a&gt;&lt;/li&gt;</text:p>
      <text:p text:style-name="P8"><text:s text:c="20"/>&lt;/ul&gt;</text:p>
      <text:p text:style-name="P8"><text:s text:c="16"/>&lt;?php } ?&gt;</text:p>
      <text:p text:style-name="P8"><text:s text:c="12"/>&lt;/div&gt;</text:p>
      <text:p text:style-name="P8"><text:s text:c="8"/>&lt;/div&gt;</text:p>
      <text:p text:style-name="P8"><text:s text:c="8"/>&lt;div id="fade" class="black-overlay"&gt;&lt;/div&gt;</text:p>
      <text:p text:style-name="P8"><text:s text:c="8"/>&lt;div id="envelope" class="envelope"&gt;</text:p>
      <text:p text:style-name="P8"><text:s text:c="12"/>&lt;a class="close-btn" href="javascript:void(0)" onclick = "document.getElementById('envelope').style.display='none';document.getElementById('fade').style.display='none'"&gt;Закрыть&lt;/a&gt;</text:p>
      <text:p text:style-name="P8"><text:s text:c="12"/>&lt;h1 class="title"&gt;Введите логин и пароль&lt;/h1&gt;</text:p>
      <text:p text:style-name="P8"><text:s text:c="12"/>&lt;form method="post" action="auth.php"&gt;</text:p>
      <text:p text:style-name="P8"><text:s text:c="16"/>&lt;input type="text" name="name" value="* Ваш Логин" class="your-name"/&gt;</text:p>
      <text:p text:style-name="P8"><text:s text:c="16"/>&lt;input type="password" name="password" value="* Ваш Пароль" class="email-address"/&gt;</text:p>
      <text:p text:style-name="P8"><text:s text:c="16"/>&lt;input type="submit" name="send" value="Войти" class="send-message"&gt;</text:p>
      <text:p text:style-name="P8"><text:s text:c="12"/>&lt;/form&gt;</text:p>
      <text:p text:style-name="P8"><text:s text:c="8"/>&lt;/div&gt;</text:p>
      <text:p text:style-name="P8"><text:s text:c="8"/>&lt;div id="register" class="register"&gt; <text:s text:c="10"/>&lt;a class="close-btn" href="javascript:void(0)" onclick = "document.getElementById('register').style.display='none';document.getElementById('fade').style.display='none'"&gt;Закрыть&lt;/a&gt;</text:p>
      <text:p text:style-name="P8"><text:s text:c="12"/>&lt;h1 class="title"&gt;Зарегистрироваться&lt;/h1&gt;</text:p>
      <text:p text:style-name="P8"><text:s text:c="12"/>&lt;form method="post" action="register.php" id="regform"&gt;</text:p>
      <text:p text:style-name="P8"><text:s text:c="16"/>&lt;input type="text" name="name" value="* Ваш Логин" class="your-name" id="name"/&gt;</text:p>
      <text:p text:style-name="P8"><text:s text:c="16"/>&lt;input type="password" name="password" value="* Ваш Пароль" class="your-password" id="password"/&gt;</text:p>
      <text:p text:style-name="P8"><text:s text:c="16"/>&lt;input type="text" name="email" value="* Ваш email" class="email-address" id="email"/&gt;</text:p>
      <text:p text:style-name="P8"><text:s text:c="16"/>&lt;input type="button" name="send" value="Заргеистироваться" class="send-message" id="send"&gt;</text:p>
      <text:p text:style-name="P8"><text:s text:c="12"/>&lt;/form&gt;</text:p>
      <text:p text:style-name="P8"><text:s text:c="8"/>&lt;/div&gt;</text:p>
      <text:p text:style-name="P8"><text:s text:c="8"/>&lt;div class="jumbotron"&gt;</text:p>
      <text:p text:style-name="P8"><text:s text:c="12"/>&lt;div class="container"&gt;</text:p>
      <text:p text:style-name="P8"><text:s text:c="16"/>&lt;h1&gt;Тур Григорий Николаевич&lt;/h1&gt;</text:p>
      <text:p text:style-name="P8"><text:s text:c="16"/>&lt;p&gt;студент группы КИ-122&lt;/p&gt;</text:p>
      <text:p text:style-name="P8"><text:s text:c="12"/>&lt;/div&gt;</text:p>
      <text:p text:style-name="P8"><text:s text:c="8"/>&lt;/div&gt; <text:s/></text:p>
      <text:p text:style-name="P8"><text:s text:c="8"/>&lt;div class="neighborhood-guides"&gt;</text:p>
      <text:p text:style-name="P8"><text:s text:c="12"/>&lt;div class="container"&gt;</text:p>
      <text:p text:style-name="P8"><text:s text:c="14"/>&lt;h2&gt;Информация обо собаке&lt;/h2&gt;</text:p>
      <text:p text:style-name="P8"><text:s text:c="14"/>&lt;p&gt;На самом деле собаки, а также каких либо домашних животных, у меня нету по причине того, что на выгуливание, дресировку, игры и уход за собакой необходимо тратить очень много времени. Но я бы очень хотел завести собаку бойцовской породы либо лайку. Собака лучший друг человека, также хорошо выдрессированная собака будет верно служить и охранять своего хозяина.&lt;/p&gt;</text:p>
      <text:p text:style-name="P8"><text:s text:c="14"/>&lt;div class="col-md-4"&gt;</text:p>
      <text:p text:style-name="P8"><text:s text:c="18"/>&lt;h3&gt;Ротвеллер&lt;/h3&gt;</text:p>
      <text:p text:style-name="P8"><text:s text:c="18"/>&lt;div class="thumbnail"&gt;</text:p>
      <text:p text:style-name="P8"><text:s text:c="20"/>&lt;img src="http://animal.ru/i/upload/127978740290.jpg"/&gt;</text:p>
      <text:p text:style-name="P8"><text:s text:c="18"/>&lt;/div&gt;</text:p>
      <text:p text:style-name="P8"><text:s text:c="14"/>&lt;/div&gt;</text:p>
      <text:p text:style-name="P8"><text:s text:c="14"/>&lt;div class="col-md-4"&gt;</text:p>
      <text:p text:style-name="P8"><text:s text:c="18"/>&lt;h3&gt;Лайка&lt;/h3&gt;</text:p>
      <text:p text:style-name="P8"><text:s text:c="18"/>&lt;div class="thumbnail"&gt;</text:p>
      <text:p text:style-name="P8"><text:s text:c="20"/>&lt;img src="http://ohotniki.org/wp-content/uploads/2011/12/rel.jpg"/&gt;</text:p>
      <text:p text:style-name="P8"><text:s text:c="18"/>&lt;/div&gt;</text:p>
      <text:p text:style-name="P8"><text:s text:c="14"/>&lt;/div&gt;</text:p>
      <text:p text:style-name="P8"><text:s text:c="14"/>&lt;div class="col-md-4"&gt;</text:p>
      <text:p text:style-name="P8"><text:s text:c="18"/>&lt;h3&gt;Питбуль&lt;/h3&gt;</text:p>
      <text:p text:style-name="P8"><text:s text:c="18"/>&lt;div class="thumbnail"&gt;</text:p>
      <text:p text:style-name="P8"><text:s text:c="20"/>&lt;img src="http://bfkc.ru/images/temperament_apbt.jpg"/&gt;</text:p>
      <text:p text:style-name="P8"><text:s text:c="18"/>&lt;/div&gt;</text:p>
      <text:p text:style-name="P8"><text:s text:c="14"/>&lt;/div&gt;</text:p>
      <text:p text:style-name="P8"><text:s text:c="12"/>&lt;/div&gt;</text:p>
      <text:p text:style-name="P8"><text:s text:c="8"/>&lt;/div&gt;</text:p>
      <text:p text:style-name="P8"><text:soft-page-break/><text:s text:c="8"/>&lt;div class="learn-more"&gt;</text:p>
      <text:p text:style-name="P8"><text:s text:c="8"/><text:tab/> <text:s/>&lt;div class="container"&gt;</text:p>
      <text:p text:style-name="P8"><text:s text:c="16"/>&lt;div class="row"&gt;</text:p>
      <text:p text:style-name="P8"><text:s text:c="20"/>&lt;div class="col-md-4"&gt;</text:p>
      <text:p text:style-name="P8"><text:s text:c="24"/>&lt;h3&gt;Породы собак&lt;/h3&gt;</text:p>
      <text:p text:style-name="P8"><text:s text:c="24"/>&lt;p&gt;Породами собак являются отдельные группы близкородственных и внешне подобных друг другу домашних собак, которые относятся к подвиду Canis lupus familiaris, обладают характерными особенностями, которые получены путем селекции и поддерживаются человеком, а также ведут свое происхождение от известной группы собак.&lt;/p&gt;</text:p>
      <text:p text:style-name="P8"><text:s text:c="24"/>&lt;p&gt;&lt;a href="https://ru.wikipedia.org/wiki/%D0%9F%D0%BE%D1%80%D0%BE%D0%B4%D1%8B_%D1%81%D0%BE%D0%B1%D0%B0%D0%BA"&gt;Больше о породах собак&lt;/a&gt;&lt;/p&gt;</text:p>
      <text:p text:style-name="P8"><text:s text:c="20"/>&lt;/div&gt;</text:p>
      <text:p text:style-name="P8"><text:s text:c="20"/>&lt;div class="col-md-4"&gt;</text:p>
      <text:p text:style-name="P8"><text:s text:c="24"/>&lt;h3&gt;Дрессировка собак&lt;/h3&gt;</text:p>
      <text:p text:style-name="P8"><text:s text:c="24"/>&lt;p&gt;В природе за воспитание щенка отвечает мать собака. Щенок в процессе взросления получает от матери нужные инструкции от матери в виде облизывания или рычания, или даже трепа за шиворот. Методы дрессировки в природе очень просты. Сделал щенок правильно, мама собака похвалила, сделал плохо – тут же получил «указания».&lt;/p&gt;</text:p>
      <text:p text:style-name="P8"><text:s text:c="24"/>&lt;p&gt;&lt;a href="http://dressirovka-sobak.com/samostoiatelnaia-dressirovka-sobak/samostoiatelnaia-dressirovka-sobak-s-chego-nachat-dressirovku.html"&gt;Больше о дрессировке собак&lt;/a&gt;&lt;/p&gt;</text:p>
      <text:p text:style-name="P8"><text:s text:c="20"/>&lt;/div&gt;</text:p>
      <text:p text:style-name="P8"><text:s text:c="20"/>&lt;div class="col-md-4"&gt;</text:p>
      <text:p text:style-name="P8"><text:s text:c="24"/>&lt;h3&gt;Игры с собакой&lt;/h3&gt;</text:p>
      <text:p text:style-name="P8"><text:s text:c="24"/>&lt;p&gt;Собаки обожают игры! И в этом нет ничего удивительного, ведь для наших питомцев это не просто любимое развлечение, а способ познания окружающего мира, приобретения новых навыков и средство общения. Поэтому не лишайте своего любимца удовольствия и постарайтесь сделать игры с собакой регулярными.&lt;/p&gt;</text:p>
      <text:p text:style-name="P8"><text:s text:c="24"/>&lt;p&gt;&lt;a href="http://pedigree.ru/wikidogiya/igry-s-sobakoj/"&gt;Больше про игры с собакой&lt;/a&gt;&lt;/p&gt;</text:p>
      <text:p text:style-name="P8"><text:s text:c="20"/>&lt;/div&gt;</text:p>
      <text:p text:style-name="P8"><text:s text:c="16"/>&lt;/div&gt;</text:p>
      <text:p text:style-name="P8"><text:s text:c="10"/><text:tab/>&lt;/div&gt;</text:p>
      <text:p text:style-name="P8"><text:s text:c="8"/>&lt;/div&gt;</text:p>
      <text:p text:style-name="P8"><text:s text:c="4"/>&lt;/body&gt;</text:p>
      <text:p text:style-name="P8">&lt;/html&gt;</text:p>
      <text:p text:style-name="P9"><text:span text:style-name="T6"><text:tab/>1.1.5 Таблицы стилей</text:span></text:p>
      <text:p text:style-name="P10">.nav a {</text:p>
      <text:p text:style-name="P10"><text:s text:c="2"/>color: #5a5a5a;</text:p>
      <text:p text:style-name="P10"><text:s text:c="2"/>font-size: 11px;</text:p>
      <text:p text:style-name="P10"><text:s text:c="2"/>font-weight: bold;</text:p>
      <text:p text:style-name="P10"><text:s text:c="2"/>padding: 14px 10px;</text:p>
      <text:p text:style-name="P10"><text:s text:c="2"/>text-transform: uppercase;</text:p>
      <text:p text:style-name="P10">}</text:p>
      <text:p text:style-name="P10">.nav li {</text:p>
      <text:p text:style-name="P10"><text:s text:c="2"/>display: inline;</text:p>
      <text:p text:style-name="P10">}</text:p>
      <text:p text:style-name="P10">.jumbotron {</text:p>
      <text:p text:style-name="P10"><text:s text:c="2"/>background-image:url('http://goo.gl/04j7Nn');</text:p>
      <text:p text:style-name="P10"><text:s text:c="2"/>height: 500px;</text:p>
      <text:p text:style-name="P10"><text:s text:c="2"/>background-repeat: no-repeat;</text:p>
      <text:p text:style-name="P10"><text:s text:c="2"/>background-size: cover;</text:p>
      <text:p text:style-name="P10">}</text:p>
      <text:p text:style-name="P10">.jumbotron .container {</text:p>
      <text:p text:style-name="P10"><text:s text:c="2"/>position: relative;</text:p>
      <text:p text:style-name="P10"><text:s text:c="2"/>top:100px;</text:p>
      <text:p text:style-name="P10">}</text:p>
      <text:p text:style-name="P10">.jumbotron h1 {</text:p>
      <text:p text:style-name="P10"><text:s text:c="2"/>color: #fff;</text:p>
      <text:p text:style-name="P10"><text:s text:c="2"/>font-size: 48px; <text:s/></text:p>
      <text:p text:style-name="P10"><text:s text:c="2"/>font-family: 'Shift', sans-serif;</text:p>
      <text:p text:style-name="P10"><text:s text:c="2"/>font-weight: bold;</text:p>
      <text:p text:style-name="P10">}</text:p>
      <text:p text:style-name="P10">.jumbotron p {</text:p>
      <text:p text:style-name="P10"><text:soft-page-break/><text:s text:c="2"/>font-size: 20px;</text:p>
      <text:p text:style-name="P10"><text:s text:c="2"/>color: #fff;</text:p>
      <text:p text:style-name="P10">}</text:p>
      <text:p text:style-name="P10">.learn-more {</text:p>
      <text:p text:style-name="P10"><text:s text:c="2"/>background-color: #f7f7f7;</text:p>
      <text:p text:style-name="P10">}</text:p>
      <text:p text:style-name="P10">.learn-more h3 {</text:p>
      <text:p text:style-name="P10"><text:s text:c="2"/>font-family: 'Shift', sans-serif;</text:p>
      <text:p text:style-name="P10"><text:s text:c="2"/>font-size: 18px;</text:p>
      <text:p text:style-name="P10"><text:s text:c="2"/>font-weight: bold;</text:p>
      <text:p text:style-name="P10">}</text:p>
      <text:p text:style-name="P10">.learn-more a {</text:p>
      <text:p text:style-name="P10"><text:s text:c="2"/>color: #00b0ff;</text:p>
      <text:p text:style-name="P10">}</text:p>
      <text:p text:style-name="P10">.neighborhood-guides{</text:p>
      <text:p text:style-name="P10"><text:s text:c="4"/>background-color: #efefef;</text:p>
      <text:p text:style-name="P10"><text:s text:c="4"/>border-bottom: 1px solid #dbdbdb;</text:p>
      <text:p text:style-name="P10">}</text:p>
      <text:p text:style-name="P10">.neighborhood-guides h2{</text:p>
      <text:p text:style-name="P10"><text:s text:c="4"/>color: #393c3d;</text:p>
      <text:p text:style-name="P10"><text:s text:c="4"/>font-size: 24px;</text:p>
      <text:p text:style-name="P10">}</text:p>
      <text:p text:style-name="P10">.neighborhood-guides p{</text:p>
      <text:p text:style-name="P10"><text:s text:c="4"/>font-size: 15px;</text:p>
      <text:p text:style-name="P10"><text:s text:c="4"/>margin-bottom: 13px;</text:p>
      <text:p text:style-name="P10">}</text:p>
      <text:p text:style-name="P10">img{</text:p>
      <text:p text:style-name="P10"><text:s text:c="2"/>max-height: 220px;</text:p>
      <text:p text:style-name="P10"><text:s text:c="2"/>max-width: 300px;</text:p>
      <text:p text:style-name="P10">}</text:p>
      <text:p text:style-name="P10">.col-md-4 h3{</text:p>
      <text:p text:style-name="P10"><text:s text:c="2"/>float: center;</text:p>
      <text:p text:style-name="P10">}</text:p>
      <text:p text:style-name="P10">.code{</text:p>
      <text:p text:style-name="P10"><text:s text:c="2"/>font-family: "Courier New", Courier, monospace <text:s/>;</text:p>
      <text:p text:style-name="P10"><text:s text:c="2"/>font-size: 12px;</text:p>
      <text:p text:style-name="P10">}</text:p>
      <text:p text:style-name="P10">pre{</text:p>
      <text:p text:style-name="P10"><text:s text:c="2"/>line-height: normal;</text:p>
      <text:p text:style-name="P10">}</text:p>
      <text:p text:style-name="P10">#comment_form input, #comment_form textarea {</text:p>
      <text:p text:style-name="P10"><text:s text:c="4"/>border: 4px solid rgba(0,0,0,0.1);</text:p>
      <text:p text:style-name="P10"><text:s text:c="4"/>padding: 8px 10px;</text:p>
      <text:p text:style-name="P10"><text:s text:c="4"/>-webkit-border-radius: 5px;</text:p>
      <text:p text:style-name="P10"><text:s text:c="4"/>-moz-border-radius: 5px;</text:p>
      <text:p text:style-name="P10"><text:s text:c="4"/>border-radius: 5px;</text:p>
      <text:p text:style-name="P10"><text:s text:c="4"/>outline: 0;</text:p>
      <text:p text:style-name="P10">}</text:p>
      <text:p text:style-name="P10">#comment_form input {</text:p>
      <text:p text:style-name="P10"><text:s text:c="4"/>margin: auto;</text:p>
      <text:p text:style-name="P10">} </text:p>
      <text:p text:style-name="P10">#comment_form textarea {</text:p>
      <text:p text:style-name="P10"><text:s text:c="4"/>margin-left: 0;</text:p>
      <text:p text:style-name="P10"><text:s text:c="4"/>height: 100px;</text:p>
      <text:p text:style-name="P10"><text:s text:c="4"/>width: 60%;</text:p>
      <text:p text:style-name="P10">}</text:p>
      <text:p text:style-name="P10">#comment_form input[type="button"] {</text:p>
      <text:p text:style-name="P10"><text:s text:c="4"/>cursor: pointer;</text:p>
      <text:p text:style-name="P10"><text:s text:c="4"/>background: -webkit-linear-gradient(top, #efefef, #ddd);</text:p>
      <text:p text:style-name="P10"><text:s text:c="4"/>background: -moz-linear-gradient(top, #efefef, #ddd);</text:p>
      <text:p text:style-name="P10"><text:s text:c="4"/>background: -ms-linear-gradient(top, #efefef, #ddd);</text:p>
      <text:p text:style-name="P10"><text:s text:c="4"/>background: -o-linear-gradient(top, #efefef, #ddd);</text:p>
      <text:p text:style-name="P10"><text:s text:c="4"/>background: linear-gradient(top, #efefef, #ddd);</text:p>
      <text:p text:style-name="P10"><text:soft-page-break/><text:s text:c="4"/>color: #333;</text:p>
      <text:p text:style-name="P10"><text:s text:c="4"/>text-shadow: 0px 1px 1px rgba(255,255,255,1);</text:p>
      <text:p text:style-name="P10"><text:s text:c="4"/>border: 1px solid #ccc;</text:p>
      <text:p text:style-name="P10">}</text:p>
      <text:p text:style-name="P10">#comment_form input[type="button"]:hover {</text:p>
      <text:p text:style-name="P10"><text:s text:c="4"/>background: -webkit-linear-gradient(top, #eee, #ccc);</text:p>
      <text:p text:style-name="P10"><text:s text:c="4"/>background: -moz-linear-gradient(top, #eee, #ccc);</text:p>
      <text:p text:style-name="P10"><text:s text:c="4"/>background: -ms-linear-gradient(top, #eee, #ccc);</text:p>
      <text:p text:style-name="P10"><text:s text:c="4"/>background: -o-linear-gradient(top, #eee, #ccc);</text:p>
      <text:p text:style-name="P10"><text:s text:c="4"/>background: linear-gradient(top, #eee, #ccc);</text:p>
      <text:p text:style-name="P10"><text:s text:c="4"/>border: 1px solid #bbb;</text:p>
      <text:p text:style-name="P10">}</text:p>
      <text:p text:style-name="P10">#comment_form input[type="button"]:active {</text:p>
      <text:p text:style-name="P10"><text:s text:c="4"/>background: -webkit-linear-gradient(top, #ddd, #aaa);</text:p>
      <text:p text:style-name="P10"><text:s text:c="4"/>background: -moz-linear-gradient(top, #ddd, #aaa);</text:p>
      <text:p text:style-name="P10"><text:s text:c="4"/>background: -ms-linear-gradient(top, #ddd, #aaa);</text:p>
      <text:p text:style-name="P10"><text:s text:c="4"/>background: -o-linear-gradient(top, #ddd, #aaa);</text:p>
      <text:p text:style-name="P10"><text:s text:c="4"/>background: linear-gradient(top, #ddd, #aaa); <text:s/></text:p>
      <text:p text:style-name="P10"><text:s text:c="4"/>border: 1px solid #999;</text:p>
      <text:p text:style-name="P10">}</text:p>
      <text:p text:style-name="P10">#comment_form {</text:p>
      <text:p text:style-name="P10"><text:s text:c="4"/>margin: 8px;</text:p>
      <text:p text:style-name="P10">}</text:p>
      <text:p text:style-name="P10">#coment_block {</text:p>
      <text:p text:style-name="P10"><text:s text:c="4"/>margin: 8px; <text:s/></text:p>
      <text:p text:style-name="P10">}</text:p>
      <text:p text:style-name="P10">#c_text{</text:p>
      <text:p text:style-name="P10"><text:s text:c="4"/>background-color: #f7f7f7;</text:p>
      <text:p text:style-name="P10">}</text:p>
      <text:p text:style-name="P10">h3 {</text:p>
      <text:p text:style-name="P10"><text:s text:c="4"/>margin: 8px; <text:s/></text:p>
      <text:p text:style-name="P10">}</text:p>
      <text:p text:style-name="P10">#square_equation input[type="button"] {</text:p>
      <text:p text:style-name="P10"><text:s text:c="4"/>cursor: pointer;</text:p>
      <text:p text:style-name="P10"><text:s text:c="4"/>background: -webkit-linear-gradient(top, #efefef, #ddd);</text:p>
      <text:p text:style-name="P10"><text:s text:c="4"/>background: -moz-linear-gradient(top, #efefef, #ddd);</text:p>
      <text:p text:style-name="P10"><text:s text:c="4"/>background: -ms-linear-gradient(top, #efefef, #ddd);</text:p>
      <text:p text:style-name="P10"><text:s text:c="4"/>background: -o-linear-gradient(top, #efefef, #ddd);</text:p>
      <text:p text:style-name="P10"><text:s text:c="4"/>background: linear-gradient(top, #efefef, #ddd);</text:p>
      <text:p text:style-name="P10"><text:s text:c="4"/>color: #333;</text:p>
      <text:p text:style-name="P10"><text:s text:c="4"/>text-shadow: 0px 1px 1px rgba(255,255,255,1);</text:p>
      <text:p text:style-name="P10"><text:s text:c="4"/>border: 1px solid #ccc;</text:p>
      <text:p text:style-name="P10"><text:s text:c="4"/>margin-top: 8px;</text:p>
      <text:p text:style-name="P10">}</text:p>
      <text:p text:style-name="P10">#square_equation input[type="button"]:hover {</text:p>
      <text:p text:style-name="P10"><text:s text:c="4"/>background: -webkit-linear-gradient(top, #eee, #ccc);</text:p>
      <text:p text:style-name="P10"><text:s text:c="4"/>background: -moz-linear-gradient(top, #eee, #ccc);</text:p>
      <text:p text:style-name="P10"><text:s text:c="4"/>background: -ms-linear-gradient(top, #eee, #ccc);</text:p>
      <text:p text:style-name="P10"><text:s text:c="4"/>background: -o-linear-gradient(top, #eee, #ccc);</text:p>
      <text:p text:style-name="P10"><text:s text:c="4"/>background: linear-gradient(top, #eee, #ccc);</text:p>
      <text:p text:style-name="P10"><text:s text:c="4"/>border: 1px solid #bbb;</text:p>
      <text:p text:style-name="P10">}</text:p>
      <text:p text:style-name="P10">#square_equation input[type="button"]:active {</text:p>
      <text:p text:style-name="P10"><text:s text:c="4"/>background: -webkit-linear-gradient(top, #ddd, #aaa);</text:p>
      <text:p text:style-name="P10"><text:s text:c="4"/>background: -moz-linear-gradient(top, #ddd, #aaa);</text:p>
      <text:p text:style-name="P10"><text:s text:c="4"/>background: -ms-linear-gradient(top, #ddd, #aaa);</text:p>
      <text:p text:style-name="P10"><text:s text:c="4"/>background: -o-linear-gradient(top, #ddd, #aaa);</text:p>
      <text:p text:style-name="P10"><text:s text:c="4"/>background: linear-gradient(top, #ddd, #aaa); <text:s/></text:p>
      <text:p text:style-name="P10"><text:s text:c="4"/>border: 1px solid #999;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8Num11" style:class="text">
      <style:paragraph-properties fo:margin-left="2.02cm" fo:margin-right="0cm" fo:margin-top="0.423cm" fo:margin-bottom="0.106cm" style:contextual-spacing="false" fo:text-align="start" style:justify-single-word="false" fo:text-indent="-1.02cm" style:auto-text-indent="false" fo:keep-with-next="always">
        <style:tab-stops>
          <style:tab-stop style:position="0.6cm"/>
        </style:tab-stops>
      </style:paragraph-properties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WW8Num11z2" style:num-format="1" text:display-levels="3">
        <style:list-level-properties text:list-level-position-and-space-mode="label-alignment">
          <style:list-level-label-alignment text:label-followed-by="listtab" text:list-tab-stop-position="1.52cm" fo:text-indent="-1.27cm" fo:margin-left="1.52cm"/>
        </style:list-level-properties>
      </text:list-level-style-number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8:39:44.332240622</meta:creation-date>
    <dc:date>2015-04-16T18:48:30.412657031</dc:date>
    <meta:editing-duration>PT4M50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3" meta:paragraph-count="688" meta:word-count="2814" meta:character-count="36391" meta:non-whitespace-character-count="26748"/>
  </office:meta>
</office:document-meta>
</file>